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style:font-name-asian="Times New Roman2" style:font-name-complex="Times New Roman2"/>
    </style:style>
    <style:style style:name="T8" style:family="text">
      <style:text-properties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1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20.png" xlink:type="simple" xlink:show="embed" xlink:actuate="onLoad"/></draw:frame></text:p>
          </table:table-cell>
          <table:table-cell table:style-name="Table1.B1" office:value-type="string">
            <text:h text:style-name="P7" text:outline-level="1">Ломаная статическая характеристик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9">C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20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7">Блок </text:span><text:span text:style-name="T8">реализует преобразование вектора входных сигналов посредством </text:span><text:span text:style-name="T3">единой</text:span><text:span text:style-name="T8"> однозначной нелинейной статической характеристики произвольного вида, аппроксимируемой кусочно-ломаной кривой: </text:span></text:p>
            <text:p text:style-name="P5"><draw:frame draw:style-name="fr2" draw:name="graphics1" text:anchor-type="as-char" svg:width="7.939cm" svg:height="7.939cm" draw:z-index="2"><draw:image xlink:href="../images/0120_static.png" xlink:type="simple" xlink:show="embed" xlink:actuate="onLoad"/></draw:frame></text:p>
            <text:p text:style-name="P6">Если входной сигнал меньше <text:span text:style-name="T2">x₁</text:span> или больше<draw:frame draw:style-name="fr3" draw:name="Объект5" text:anchor-type="as-char" svg:width="0.644cm" svg:height="0.621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, то на выходе блока формируется соответствующая постоянная величина:</text:p>
            <text:p text:style-name="P5"><draw:frame draw:style-name="fr3" draw:name="Объект1" text:anchor-type="as-char" svg:width="5.791cm" svg:height="1.393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P4"><text:span text:style-name="T8">где </text:span><text:span text:style-name="T6">x(t)</text:span><text:span text:style-name="T5"> </text:span><text:span text:style-name="T8">– вектор входных сигналов; </text:span><text:span text:style-name="T6">y(t)</text:span><text:span text:style-name="T5"> </text:span><text:span text:style-name="T8">– вектор </text:span><text:span text:style-name="T10">выходных</text:span><text:span text:style-name="T8"> сигналов.</text:span></text:p>
            <text:p text:style-name="P4"><text:span text:style-name="T11">Свойства</text:span>:</text:p>
            <text:list xml:id="list6625366292507468024" text:style-name="L1">
              <text:list-item>
                <text:p text:style-name="P8"><text:span text:style-name="T8">Вектор значений аргумента – <text:s/>массив аргументов </text:span><text:span text:style-name="T6">xᵢ</text:span><text:span text:style-name="T8">. </text:span></text:p>
              </text:list-item>
              <text:list-item>
                <text:p text:style-name="P8">Вектор значений функции – массив значений выходного сигнала <text:span text:style-name="T2">y</text:span><text:span text:style-name="T6">ᵢ</text:span>.</text:p>
              </text:list-item>
            </text:list>
            <text:p text:style-name="P4"><text:span text:style-name="T1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<text:span text:style-name="T2">Мультиплексор</text:span>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маная статическая характеристика</dc:title>
    <dc:date>2014-12-09T13:57:06.69</dc:date>
    <meta:generator>OpenOffice/4.1.1$Win32 OpenOffice.org_project/411m6$Build-9775</meta:generator>
    <meta:editing-duration>PT2H26M47S</meta:editing-duration>
    <meta:editing-cycles>70</meta:editing-cycles>
    <meta:document-statistic meta:table-count="1" meta:image-count="3" meta:object-count="2" meta:page-count="1" meta:paragraph-count="15" meta:word-count="95" meta:character-count="722"/>
  </office:meta>
</office:document-meta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x</mi>
                        <mn>1</mn>
                      </msub>
                    </mrow>
                  </mrow>
                </mtd>
              </mtr>
              <mtr>
                <mtd>
                  <mrow>
                    <msub>
                      <mi>y</mi>
                      <mi>n</mi>
                    </msub>
                    <mi>,</mi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x</mi>
                        <mi>n</mi>
                      </msub>
                    </mrow>
                  </mrow>
                </mtd>
              </mtr>
            </mtable>
          </mrow>
        </mrow>
      </mrow>
    </mrow>
    <annotation encoding="StarMath 5.0">y_i(t) = left lbrace stack{
alignl y_1, ~ если ~ x_i(t) &lt; x_1 #
alignl y_n, ~ если ~ x_i(t) &gt; x_n 
} right none
</annotation>
  </semantics>
</math>
</file>

<file path=Object 5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